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normal" style:font-weight-asian="normal" style:font-weight-complex="normal"/>
    </style:style>
    <style:style style:name="P2" style:family="paragraph" style:parent-style-name="Preformatted_20_Text"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Preformatted_20_Text">
      <style:text-properties fo:font-size="12pt" style:font-size-asian="12pt" style:font-size-complex="12pt"/>
    </style:style>
    <style:style style:name="P4" style:family="paragraph" style:parent-style-name="Preformatted_20_Text">
      <style:text-properties fo:font-size="12pt" officeooo:rsid="000e80bc" officeooo:paragraph-rsid="0010d48a" style:font-size-asian="12pt" style:font-size-complex="12pt"/>
    </style:style>
    <style:style style:name="P5" style:family="paragraph" style:parent-style-name="Preformatted_20_Text">
      <style:text-properties fo:font-size="12pt" officeooo:paragraph-rsid="000e80bc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c8dd" style:font-weight-asian="bold" style:font-weight-complex="bold"/>
    </style:style>
    <style:style style:name="T3" style:family="text">
      <style:text-properties fo:font-weight="bold" officeooo:rsid="000e80bc" style:font-weight-asian="bold" style:font-weight-complex="bold"/>
    </style:style>
    <style:style style:name="T4" style:family="text">
      <style:text-properties fo:font-weight="bold" officeooo:rsid="000f1e3e" style:font-weight-asian="bold" style:font-weight-complex="bold"/>
    </style:style>
    <style:style style:name="T5" style:family="text">
      <style:text-properties officeooo:rsid="000cc8dd"/>
    </style:style>
    <style:style style:name="T6" style:family="text">
      <style:text-properties officeooo:rsid="000e80bc"/>
    </style:style>
    <style:style style:name="T7" style:family="text">
      <style:text-properties fo:font-variant="normal" fo:text-transform="none" fo:color="#333333" style:font-name="Courier New" fo:font-size="10pt" fo:letter-spacing="normal" fo:font-style="normal" fo:font-weight="normal" officeooo:rsid="0015581e" style:font-size-asian="10pt" style:font-size-complex="10pt"/>
    </style:style>
    <style:style style:name="T8" style:family="text">
      <style:text-properties fo:font-variant="normal" fo:text-transform="none" fo:color="#333333" style:font-name="Courier New" fo:letter-spacing="normal" fo:font-style="normal" fo:font-weight="normal" officeooo:rsid="0015581e"/>
    </style:style>
    <style:style style:name="T9" style:family="text">
      <style:text-properties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2">Legende E3DC-Control Bildschirmausgabe:</text:p>
      <text:p text:style-name="P1"/>
      <text:p text:style-name="P3"><text:span text:style-name="T1">Request cyclic example data done 2020.5.15.1 3:45: 0</text:span> = Letzte Aktualisierung Programmstand</text:p>
      <text:p text:style-name="P3"><text:span text:style-name="T1">EMS PV 3463 add 0 # 3463 </text:span>= Aktuelle PV Leistung WR1 / Aktuelle PV Leistung WR2 / Summe beider WR</text:p>
      <text:p text:style-name="P3"><text:span text:style-name="T1">BAT -969</text:span> = Aktuelle Batterie Lade-Entlade Leistung</text:p>
      <text:p text:style-name="P3"><text:span text:style-name="T1">home 4410</text:span> = Eigenverbrauch</text:p>
      <text:p text:style-name="P3"><text:span text:style-name="T1">grid -22</text:span> = Einspeise Leistung</text:p>
      <text:p text:style-name="P3"><text:span text:style-name="T1">E3DC 0 # 4410</text:span> = ?? # Eigenverbrauch</text:p>
      <text:p text:style-name="P3"><text:span text:style-name="T1">Battery SOC 82.2 % 55.2 V -8.6 A</text:span> = Battrie SoC, Spannung, Stromstärke</text:p>
      <text:p text:style-name="P3"><text:span text:style-name="T1">#0 is -1189.0 W -606.0 W 1773.0 W # -22.0 W </text:span>= Leistungswerte der 3 Phasen am internen WR</text:p>
      <text:p text:style-name="P3"><text:span text:style-name="T1">&amp; -345.3 -8.1 -10.6 -9.6</text:span> =</text:p>
      <text:p text:style-name="P3"><text:span text:style-name="T1">W 230.5 V 229.9 V 228.4 V</text:span> = Spannungen an den 3 Phasen</text:p>
      <text:p text:style-name="P3"><text:span text:style-name="T1">DC0 1695 W 400 V 4.22 A </text:span>= String1, Leistung, Spannung, Stromstärke</text:p>
      <text:p text:style-name="P3"><text:span text:style-name="T1">DC1 1768 W 425 V 4.16 A</text:span> = String1, Leistung, Spannung, Stromstärke</text:p>
      <text:p text:style-name="P3"><text:span text:style-name="T1">AC0 503W 228V 2.23A</text:span> = Wechselrichter L1, Leistung, Spannung, Stromstärke</text:p>
      <text:p text:style-name="P3"><text:span text:style-name="T1">AC1 506W 228V 2.25A</text:span> = Wechselrichter L2, Leistung, Spannung, Stromstärke</text:p>
      <text:p text:style-name="P3"><text:span text:style-name="T1">AC2 528W 229V 2.33A </text:span>= Wechselrichter L3, Leistung, Spannung, Stromstärke</text:p>
      <text:p text:style-name="P3"><text:span text:style-name="T1"># 1537W </text:span>= Wechselrichter Summe Leistung L1 L2 L3</text:p>
      <text:p text:style-name="P3"><text:span text:style-name="T1">R</text:span><text:span text:style-name="T2">Z</text:span><text:span text:style-name="T1">B </text:span><text:span text:style-name="T4">9</text:span><text:span text:style-name="T1">: 7 72.1% </text:span>= Errechneter Regelbeginn in GMT mit unload bei 72.1%</text:p>
      <text:p text:style-name="P3"><text:span text:style-name="T1">R</text:span><text:span text:style-name="T2">Z</text:span><text:span text:style-name="T1">E </text:span><text:span text:style-name="T4">13</text:span><text:span text:style-name="T1">:</text:span><text:span text:style-name="T4">58</text:span><text:span text:style-name="T1"> 86.1%</text:span> = Regelzeit<text:span text:style-name="T5">ende</text:span> in GMT und zu erreichender SoC Batterie 86.1%</text:p>
      <text:p text:style-name="P3"><text:span text:style-name="T1">L</text:span><text:span text:style-name="T2">Z</text:span><text:span text:style-name="T1">E 1</text:span><text:span text:style-name="T4">4</text:span><text:span text:style-name="T1">:</text:span><text:span text:style-name="T4">10</text:span><text:span text:style-name="T1"> 94.1%</text:span> = Zeit Lade<text:span text:style-name="T5">zeit</text:span>ende in GMT und zu erreichender SoC Batterie 94.1%</text:p>
      <text:p text:style-name="P4"><text:span text:style-name="T1">JZK 55.0% </text:span>= Jahreszeitkorrektur des Regelzeitraumes in Prozent: max. Regelzeitraum wird für Sommer (21.06.) angegeben. Jahreszeitkorrektur 55% bedeutet, dass sich der <text:span text:style-name="T8">Winter-</text:span>Regelzeitraum am 21.12. auf 55% des Sommer-Regelzeitraumes (21.06.) verkleinert. Dazwischen wird über cos-Funktion interpoliert. 100% bedeutet, der Regelzeitraum wird nicht reduziert/korrigiert.</text:p>
      <text:p text:style-name="P3"><text:span text:style-name="T1">**ML1 604 ML2 505 RQ 1610 **</text:span> = ML gerechnete Ladeleistung bis zum Ladeende / RQ dynamische Ladeleistung</text:p>
      <text:p text:style-name="P3"><text:span text:style-name="T1">GMT 13:46</text:span> = Uhrzeit des Ladeende<text:span text:style-name="T6">s</text:span> auf 90% oder „ladeende2“</text:p>
      <text:p text:style-name="P5"><text:span text:style-name="T3">RZK/s</text:span><text:span text:style-name="T1"> </text:span><text:span text:style-name="T3">5543</text:span><text:span text:style-name="T1"> =</text:span> Korrektur de<text:span text:style-name="T6">s</text:span> <text:span text:style-name="T6">Regelzeitraumes in</text:span> Sekunden, <text:span text:style-name="T6">d.h. </text:span>die Verkürzung der Regelzeit (Sommer 21.06.), die durch Anwendung von <text:span text:style-name="T6">JZK</text:span> entsteht, <text:span text:style-name="T6">für den aktuellen Tag des Jahres. </text:span></text:p>
      <text:p text:style-name="P3"><text:span text:style-name="T1">E3DC Mon May 25 12:17:21 2020</text:span> = Zeitstempel von E3DC</text:p>
      <text:p text:style-name="P3"><text:span text:style-name="T1">AVB -1547.2 </text:span>= Lade-/Entladeleistung im Mittel der letzten 2 Minuten</text:p>
      <text:p text:style-name="P3"><text:span text:style-name="T1">DisC </text:span><text:span text:style-name="T3">3</text:span><text:span text:style-name="T1">000 =</text:span> maximale Entladeleistung</text:p>
      <text:p text:style-name="P3"><text:span text:style-name="T1">BattL </text:span><text:span text:style-name="T3">3</text:span><text:span text:style-name="T1">000</text:span> = maximale <text:span text:style-name="T5">(Vorgabe-)</text:span>Ladeleistung</text:p>
      <text:p text:style-name="P3"><text:span text:style-name="T1">iLMSt 5 </text:span>= Zeitintervall zwischen den einzelnen Anforderungen an die E3DC Steuerung</text:p>
      <text:p text:style-name="P3"><text:span text:style-name="T1">Rsv 0.0%</text:span> = Eingestellte bzw. errechneter Reserve Batterie SoC</text:p>
      <text:p text:style-name="P3"><text:span text:style-name="T1">U 2.1275kWh</text:span> = Strommenge über der 70% <text:span text:style-name="T5">Abregelungsgrenze, </text:span>bzw. ohne Steuerung = 70% hart</text:p>
      <text:p text:style-name="P3"><text:span text:style-name="T1">td 0.9993kWh</text:span> = today saved = die 70%-weich-plus-Hausverbrauch übersteigende Produktion</text:p>
      <text:p text:style-name="P3"><text:span text:style-name="T1">yd 3.8093kWh</text:span> = yesterday saved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2-19T16:37:38.545065370</dc:date>
    <meta:editing-duration>PT23M13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33" meta:word-count="391" meta:character-count="2477" meta:non-whitespace-character-count="2118"/>
  </office:meta>
</office:document-meta>
</file>